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207a5" officeooo:paragraph-rsid="001207a5"/>
    </style:style>
    <style:style style:name="P2" style:family="paragraph" style:parent-style-name="Standard">
      <style:text-properties officeooo:rsid="001207a5" officeooo:paragraph-rsid="0017acfc"/>
    </style:style>
    <style:style style:name="P3" style:family="paragraph" style:parent-style-name="Standard">
      <style:text-properties officeooo:rsid="001207a5" officeooo:paragraph-rsid="001a6439"/>
    </style:style>
    <style:style style:name="P4" style:family="paragraph" style:parent-style-name="Standard">
      <style:text-properties fo:font-weight="bold" officeooo:rsid="001207a5" officeooo:paragraph-rsid="001207a5" style:font-weight-asian="bold" style:font-weight-complex="bold"/>
    </style:style>
    <style:style style:name="P5" style:family="paragraph" style:parent-style-name="Standard">
      <style:text-properties fo:font-size="14pt" fo:font-weight="bold" officeooo:rsid="001207a5" officeooo:paragraph-rsid="001207a5" style:font-size-asian="14pt" style:font-weight-asian="bold" style:font-size-complex="14pt" style:font-weight-complex="bold"/>
    </style:style>
    <style:style style:name="P6" style:family="paragraph" style:parent-style-name="Standard">
      <style:text-properties fo:font-weight="normal" officeooo:rsid="001207a5" officeooo:paragraph-rsid="001207a5" style:font-weight-asian="normal" style:font-weight-complex="normal"/>
    </style:style>
    <style:style style:name="P7" style:family="paragraph" style:parent-style-name="Standard">
      <style:text-properties fo:font-weight="normal" officeooo:rsid="00143fed" officeooo:paragraph-rsid="00143fed" style:font-weight-asian="normal" style:font-weight-complex="normal"/>
    </style:style>
    <style:style style:name="P8" style:family="paragraph" style:parent-style-name="Standard">
      <style:text-properties fo:font-weight="normal" officeooo:rsid="0017acfc" officeooo:paragraph-rsid="0017acfc" style:font-weight-asian="normal" style:font-weight-complex="normal"/>
    </style:style>
    <style:style style:name="P9" style:family="paragraph" style:parent-style-name="Standard">
      <style:text-properties fo:font-size="12pt" fo:font-weight="normal" officeooo:rsid="001cc3d7" officeooo:paragraph-rsid="001cc3d7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font-size="12pt" fo:font-weight="normal" officeooo:rsid="001207a5" officeooo:paragraph-rsid="001207a5" style:font-size-asian="10.5pt" style:font-weight-asian="normal" style:font-size-complex="12pt" style:font-weight-complex="normal"/>
    </style:style>
    <style:style style:name="P11" style:family="paragraph" style:parent-style-name="Standard">
      <style:text-properties fo:font-size="12pt" fo:font-weight="normal" officeooo:rsid="00239c15" officeooo:paragraph-rsid="00239c15" style:font-size-asian="10.5pt" style:font-weight-asian="normal" style:font-size-complex="12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officeooo:rsid="0017acfc" style:font-weight-asian="normal" style:font-weight-complex="normal"/>
    </style:style>
    <style:style style:name="T3" style:family="text">
      <style:text-properties fo:font-weight="normal" officeooo:rsid="002074c0" style:font-weight-asian="normal" style:font-weight-complex="normal"/>
    </style:style>
    <style:style style:name="T4" style:family="text">
      <style:text-properties officeooo:rsid="00143fed"/>
    </style:style>
    <style:style style:name="T5" style:family="text">
      <style:text-properties officeooo:rsid="0016d2ed"/>
    </style:style>
    <style:style style:name="T6" style:family="text">
      <style:text-properties officeooo:rsid="00170189"/>
    </style:style>
    <style:style style:name="T7" style:family="text">
      <style:text-properties officeooo:rsid="00188997"/>
    </style:style>
    <style:style style:name="T8" style:family="text">
      <style:text-properties officeooo:rsid="001a6439"/>
    </style:style>
    <style:style style:name="T9" style:family="text">
      <style:text-properties officeooo:rsid="001cc3d7"/>
    </style:style>
    <style:style style:name="T10" style:family="text">
      <style:text-properties officeooo:rsid="002074c0"/>
    </style:style>
    <style:style style:name="T11" style:family="text">
      <style:text-properties officeooo:rsid="00217d6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Attacks performed on self_dataset_1.1</text:p>
      <text:p text:style-name="P5"/>
      <text:p text:style-name="P10">Data is being sent from arduino+nodemcu to apache server 192.168.0.121</text:p>
      <text:p text:style-name="P11">nodemcu 192.168.0.35</text:p>
      <text:p text:style-name="P9">(create excel sheet next time)</text:p>
      <text:p text:style-name="P1"/>
      <text:p text:style-name="P1"><text:span text:style-name="T1">ddos</text:span> - </text:p>
      <text:p text:style-name="P6">method – terminal ping from multiple devices</text:p>
      <text:p text:style-name="P8">&gt; ping 192.168.0.121</text:p>
      <text:p text:style-name="P3">attackers – <text:span text:style-name="T8">192.168.0.198, 192.168.0.183</text:span></text:p>
      <text:p text:style-name="P3">target - <text:span text:style-name="T8">192.168.0.121</text:span></text:p>
      <text:p text:style-name="P1">protocol – ICMP</text:p>
      <text:p text:style-name="P1">start time - <text:span text:style-name="T9">20</text:span></text:p>
      <text:p text:style-name="P1">end time - <text:span text:style-name="T9">35</text:span></text:p>
      <text:p text:style-name="P1"/>
      <text:p text:style-name="P4">data type probing -</text:p>
      <text:p text:style-name="P7">method – send curl requests from one device, send string instead of int</text:p>
      <text:p text:style-name="P8">&gt; <text:span text:style-name="T7">for ((i=1;i&lt;=300;i++)); do sleep 1;</text:span> curl 192.168.0.1<text:span text:style-name="T10">21</text:span>/ids/server.php?data=attack; <text:span text:style-name="T7">done</text:span></text:p>
      <text:p text:style-name="P3">attackers – <text:span text:style-name="T8">192.168.0.198, 192.168.0.183</text:span></text:p>
      <text:p text:style-name="P2">target - <text:s/><text:span text:style-name="T2">192.168.0.1</text:span><text:span text:style-name="T3">21</text:span><text:span text:style-name="T2">/ids/server.php</text:span></text:p>
      <text:p text:style-name="P1">protocol – HTTP</text:p>
      <text:p text:style-name="P1">start time - <text:span text:style-name="T9">51</text:span></text:p>
      <text:p text:style-name="P1">end time - <text:span text:style-name="T9">67</text:span></text:p>
      <text:p text:style-name="P6"/>
      <text:p text:style-name="P4">scan attack - </text:p>
      <text:p text:style-name="P7">method – use nmap </text:p>
      <text:p text:style-name="P7">&gt; nmap -v -sn 192.168.0.*</text:p>
      <text:p text:style-name="P1">attackers – <text:span text:style-name="T4">192.168.0.121 / </text:span>LiteonTe_d5:cc:2f</text:p>
      <text:p text:style-name="P1">target – <text:span text:style-name="T4">192.168.0.*</text:span></text:p>
      <text:p text:style-name="P1">protocol - <text:span text:style-name="T4">ARP</text:span></text:p>
      <text:p text:style-name="P1">start time - <text:span text:style-name="T9">86</text:span></text:p>
      <text:p text:style-name="P1">end time - <text:span text:style-name="T9">125</text:span></text:p>
      <text:p text:style-name="P1"/>
      <text:p text:style-name="P4">wrong setup -</text:p>
      <text:p text:style-name="P7">method – disconnect vcc, sends -1 as data</text:p>
      <text:p text:style-name="P1">attackers - <text:span text:style-name="T4">device</text:span></text:p>
      <text:p text:style-name="P1">target – <text:span text:style-name="T4">192.168.0.121</text:span></text:p>
      <text:p text:style-name="P1">protocol - <text:span text:style-name="T4">HTTP</text:span></text:p>
      <text:p text:style-name="P1">start time - <text:span text:style-name="T9">110</text:span></text:p>
      <text:p text:style-name="P6">end time - <text:span text:style-name="T9">125</text:span></text:p>
      <text:p text:style-name="P6"/>
      <text:p text:style-name="P4">man in the middle - </text:p>
      <text:p text:style-name="P7">method – use arpspoof </text:p>
      <text:p text:style-name="P7">&gt; sudo arpspoof -i wlp3s0 -t 192.168.0.<text:span text:style-name="T11">35</text:span> -<text:span text:style-name="T6">r</text:span> 192.168.0.<text:span text:style-name="T11">121</text:span></text:p>
      <text:p text:style-name="P1">attackers – <text:span text:style-name="T5">192.168.0.183</text:span></text:p>
      <text:p text:style-name="P3">target – <text:span text:style-name="T8">192.168.0.35, 192.168.0.121</text:span></text:p>
      <text:p text:style-name="P1">protocol - <text:span text:style-name="T6">ARP</text:span></text:p>
      <text:p text:style-name="P1">start time - <text:span text:style-name="T9">153</text:span></text:p>
      <text:p text:style-name="P6">end time - <text:span text:style-name="T9">169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9T17:38:17.611097328</meta:creation-date>
    <dc:date>2020-02-16T12:29:56.132459320</dc:date>
    <meta:editing-duration>PT2H16M25S</meta:editing-duration>
    <meta:editing-cycles>12</meta:editing-cycles>
    <meta:generator>LibreOffice/6.0.7.3$Linux_X86_64 LibreOffice_project/00m0$Build-3</meta:generator>
    <meta:document-statistic meta:table-count="0" meta:image-count="0" meta:object-count="0" meta:page-count="1" meta:paragraph-count="43" meta:word-count="176" meta:character-count="1142" meta:non-whitespace-character-count="989"/>
  </office:meta>
</office:document-meta>
</file>